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hodology</text:p>
      <text:p text:style-name="Standard"/>
      <text:p text:style-name="Standard">Exploration Phase</text:p>
      <text:p text:style-name="Standard">Solidification Phase</text:p>
      <text:p text:style-name="Standard"/>
      <text:p text:style-name="Standard"/>
      <text:p text:style-name="Standard"/>
      <text:p text:style-name="Standard">Artifacts</text:p>
      <text:p text:style-name="Standard"/>
      <text:list xml:id="list478462175" text:style-name="L1">
        <text:list-item>
          <text:p text:style-name="P1">Map &amp; Strategy Analysis</text:p>
        </text:list-item>
        <text:list-item>
          <text:p text:style-name="P1">System Requirements</text:p>
        </text:list-item>
        <text:list-item>
          <text:p text:style-name="P1">System Design</text:p>
        </text:list-item>
        <text:list-item>
          <text:p text:style-name="P1">Module Level Documentation</text:p>
        </text:list-item>
        <text:list-item>
          <text:p text:style-name="P1">Unit Testing</text:p>
        </text:list-item>
        <text:list-item>
          <text:p text:style-name="P1">Bot Testing</text:p>
        </text:list-item>
        <text:list-item>
          <text:p text:style-name="P1">Functional Metrics and Analysi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1T10:19:06</meta:creation-date>
    <dc:date>2010-02-21T10:23:35</dc:date>
    <meta:editing-duration>PT00H04M29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11" meta:word-count="32" meta:character-count="206"/>
  </office:meta>
</office:document-meta>
</file>